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4"/>
          <table:table-cell office:value-type="string" calcext:value-type="string">
            <text:p>cpu</text:p>
          </table:table-cell>
          <table:table-cell office:value-type="string" calcext:value-type="string">
            <text:p>alvo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tem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9%/50%</text:p>
          </table:table-cell>
          <table:table-cell table:formula="of:=VALUE(LEFT([.D2];FIND(&quot;%&quot;;[.D2];1)))"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]*60+[.K2]" office:value-type="float" office:value="152" calcext:value-type="float">
            <text:p>152</text:p>
          </table:table-cell>
          <table:table-cell office:value-type="string" calcext:value-type="string">
            <text:p>2m32s</text:p>
          </table:table-cell>
          <table:table-cell table:formula="of:=VALUE(LEFT([.I2];FIND(&quot;m&quot;;[.I2];1)-1)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50%/50%</text:p>
          </table:table-cell>
          <table:table-cell table:formula="of:=VALUE(LEFT([.D3];FIND(&quot;%&quot;;[.D3];1)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3]*60+[.K3]" office:value-type="float" office:value="165" calcext:value-type="float">
            <text:p>165</text:p>
          </table:table-cell>
          <table:table-cell office:value-type="string" calcext:value-type="string">
            <text:p>2m45s</text:p>
          </table:table-cell>
          <table:table-cell table:formula="of:=VALUE(LEFT([.I3];FIND(&quot;m&quot;;[.I3];1)-1)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50%/50%</text:p>
          </table:table-cell>
          <table:table-cell table:formula="of:=VALUE(LEFT([.D4];FIND(&quot;%&quot;;[.D4];1)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J4]*60+[.K4]" office:value-type="float" office:value="180" calcext:value-type="float">
            <text:p>180</text:p>
          </table:table-cell>
          <table:table-cell office:value-type="string" calcext:value-type="string">
            <text:p>3m</text:p>
          </table:table-cell>
          <table:table-cell table:formula="of:=VALUE(LEFT([.I4];FIND(&quot;m&quot;;[.I4];1)-1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50%/50%</text:p>
          </table:table-cell>
          <table:table-cell table:formula="of:=VALUE(LEFT([.D5];FIND(&quot;%&quot;;[.D5];1)))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5]*60+[.K5]" office:value-type="float" office:value="195" calcext:value-type="float">
            <text:p>195</text:p>
          </table:table-cell>
          <table:table-cell office:value-type="string" calcext:value-type="string">
            <text:p>3m15s</text:p>
          </table:table-cell>
          <table:table-cell table:formula="of:=VALUE(LEFT([.I5];FIND(&quot;m&quot;;[.I5];1)-1)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24%/50%</text:p>
          </table:table-cell>
          <table:table-cell table:formula="of:=VALUE(LEFT([.D6];FIND(&quot;%&quot;;[.D6];1)))" office:value-type="float" office:value="1.24" calcext:value-type="float">
            <text:p>1.2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6]*60+[.K6]" office:value-type="float" office:value="225" calcext:value-type="float">
            <text:p>225</text:p>
          </table:table-cell>
          <table:table-cell office:value-type="string" calcext:value-type="string">
            <text:p>3m45s</text:p>
          </table:table-cell>
          <table:table-cell table:formula="of:=VALUE(LEFT([.I6];FIND(&quot;m&quot;;[.I6];1)-1))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9%/50%</text:p>
          </table:table-cell>
          <table:table-cell table:formula="of:=VALUE(LEFT([.D7];FIND(&quot;%&quot;;[.D7];1)))"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7]*60+[.K7]" office:value-type="float" office:value="285" calcext:value-type="float">
            <text:p>285</text:p>
          </table:table-cell>
          <table:table-cell office:value-type="string" calcext:value-type="string">
            <text:p>4m45s</text:p>
          </table:table-cell>
          <table:table-cell table:formula="of:=VALUE(LEFT([.I7];FIND(&quot;m&quot;;[.I7];1)-1))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9%/50%</text:p>
          </table:table-cell>
          <table:table-cell table:formula="of:=VALUE(LEFT([.D8];FIND(&quot;%&quot;;[.D8];1)))"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8]*60+[.K8]" office:value-type="float" office:value="300" calcext:value-type="float">
            <text:p>300</text:p>
          </table:table-cell>
          <table:table-cell office:value-type="string" calcext:value-type="string">
            <text:p>5m</text:p>
          </table:table-cell>
          <table:table-cell table:formula="of:=VALUE(LEFT([.I8];FIND(&quot;m&quot;;[.I8];1)-1))" office:value-type="float" office:value="5" calcext:value-type="float">
            <text:p>5</text:p>
          </table:table-cell>
          <table:table-cell/>
          <table:table-cell table:formula="of:=[.H8]-[.H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9];FIND(&quot;%&quot;;[.D9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9]*60+[.K9]" office:value-type="float" office:value="345" calcext:value-type="float">
            <text:p>345</text:p>
          </table:table-cell>
          <table:table-cell office:value-type="string" calcext:value-type="string">
            <text:p>5m45s</text:p>
          </table:table-cell>
          <table:table-cell table:formula="of:=VALUE(LEFT([.I9];FIND(&quot;m&quot;;[.I9];1)-1))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10];FIND(&quot;%&quot;;[.D10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0]*60+[.K10]" office:value-type="float" office:value="405" calcext:value-type="float">
            <text:p>405</text:p>
          </table:table-cell>
          <table:table-cell office:value-type="string" calcext:value-type="string">
            <text:p>6m45s</text:p>
          </table:table-cell>
          <table:table-cell table:formula="of:=VALUE(LEFT([.I10];FIND(&quot;m&quot;;[.I10];1)-1))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9%/50%</text:p>
          </table:table-cell>
          <table:table-cell table:formula="of:=VALUE(LEFT([.D11];FIND(&quot;%&quot;;[.D11];1)))"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1]*60+[.K11]" office:value-type="float" office:value="465" calcext:value-type="float">
            <text:p>465</text:p>
          </table:table-cell>
          <table:table-cell office:value-type="string" calcext:value-type="string">
            <text:p>7m45s</text:p>
          </table:table-cell>
          <table:table-cell table:formula="of:=VALUE(LEFT([.I11];FIND(&quot;m&quot;;[.I11];1)-1))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12];FIND(&quot;%&quot;;[.D12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2]*60+[.K12]" office:value-type="float" office:value="525" calcext:value-type="float">
            <text:p>525</text:p>
          </table:table-cell>
          <table:table-cell office:value-type="string" calcext:value-type="string">
            <text:p>8m45s</text:p>
          </table:table-cell>
          <table:table-cell table:formula="of:=VALUE(LEFT([.I12];FIND(&quot;m&quot;;[.I12];1)-1))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5%/50%</text:p>
          </table:table-cell>
          <table:table-cell table:formula="of:=VALUE(LEFT([.D13];FIND(&quot;%&quot;;[.D13];1)))"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3]*60+[.K13]" office:value-type="float" office:value="585" calcext:value-type="float">
            <text:p>585</text:p>
          </table:table-cell>
          <table:table-cell office:value-type="string" calcext:value-type="string">
            <text:p>9m45s</text:p>
          </table:table-cell>
          <table:table-cell table:formula="of:=VALUE(LEFT([.I13];FIND(&quot;m&quot;;[.I13];1)-1))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8%/50%</text:p>
          </table:table-cell>
          <table:table-cell table:formula="of:=VALUE(LEFT([.D14];FIND(&quot;%&quot;;[.D14];1)))"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4]*60+[.K14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14];FIND(&quot;m&quot;;[.I14];1)-1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7%/50%</text:p>
          </table:table-cell>
          <table:table-cell table:formula="of:=VALUE(LEFT([.D15];FIND(&quot;%&quot;;[.D15];1)))"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5]*60+[.K15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15];FIND(&quot;m&quot;;[.I15];1)-1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8%/50%</text:p>
          </table:table-cell>
          <table:table-cell table:formula="of:=VALUE(LEFT([.D16];FIND(&quot;%&quot;;[.D16];1)))"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6]*60+[.K16]" office:value-type="float" office:value="720" calcext:value-type="float">
            <text:p>720</text:p>
          </table:table-cell>
          <table:table-cell office:value-type="string" calcext:value-type="string">
            <text:p>12m</text:p>
          </table:table-cell>
          <table:table-cell table:formula="of:=VALUE(LEFT([.I16];FIND(&quot;m&quot;;[.I16];1)-1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5%/50%</text:p>
          </table:table-cell>
          <table:table-cell table:formula="of:=VALUE(LEFT([.D17];FIND(&quot;%&quot;;[.D17];1)))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7]*60+[.K17]" office:value-type="float" office:value="780" calcext:value-type="float">
            <text:p>780</text:p>
          </table:table-cell>
          <table:table-cell office:value-type="string" calcext:value-type="string">
            <text:p>13m</text:p>
          </table:table-cell>
          <table:table-cell table:formula="of:=VALUE(LEFT([.I17];FIND(&quot;m&quot;;[.I17];1)-1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18];FIND(&quot;%&quot;;[.D18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8]*60+[.K18]" office:value-type="float" office:value="840" calcext:value-type="float">
            <text:p>840</text:p>
          </table:table-cell>
          <table:table-cell office:value-type="string" calcext:value-type="string">
            <text:p>14m</text:p>
          </table:table-cell>
          <table:table-cell table:formula="of:=VALUE(LEFT([.I18];FIND(&quot;m&quot;;[.I18];1)-1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19];FIND(&quot;%&quot;;[.D19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19]*60+[.K19]" office:value-type="float" office:value="1080" calcext:value-type="float">
            <text:p>1080</text:p>
          </table:table-cell>
          <table:table-cell office:value-type="string" calcext:value-type="string">
            <text:p>18m</text:p>
          </table:table-cell>
          <table:table-cell table:formula="of:=VALUE(LEFT([.I19];FIND(&quot;m&quot;;[.I19];1)-1)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20];FIND(&quot;%&quot;;[.D20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0]*60+[.K20]" office:value-type="float" office:value="1080" calcext:value-type="float">
            <text:p>1080</text:p>
          </table:table-cell>
          <table:table-cell office:value-type="string" calcext:value-type="string">
            <text:p>18m</text:p>
          </table:table-cell>
          <table:table-cell table:formula="of:=VALUE(LEFT([.I20];FIND(&quot;m&quot;;[.I20];1)-1))" office:value-type="float" office:value="18" calcext:value-type="float">
            <text:p>18</text:p>
          </table:table-cell>
          <table:table-cell/>
          <table:table-cell table:formula="of:=[.H20]-[.H17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21];FIND(&quot;%&quot;;[.D21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1]*60+[.K21]" office:value-type="float" office:value="1140" calcext:value-type="float">
            <text:p>1140</text:p>
          </table:table-cell>
          <table:table-cell office:value-type="string" calcext:value-type="string">
            <text:p>19m</text:p>
          </table:table-cell>
          <table:table-cell table:formula="of:=VALUE(LEFT([.I21];FIND(&quot;m&quot;;[.I21];1)-1)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8:.E16])" office:value-type="float" office:value="0.674444444444445" calcext:value-type="float">
            <text:p>0.674444444444445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25];FIND(&quot;%&quot;;[.D25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5]*60+[.K25]" office:value-type="float" office:value="292" calcext:value-type="float">
            <text:p>292</text:p>
          </table:table-cell>
          <table:table-cell office:value-type="string" calcext:value-type="string">
            <text:p>4m52s</text:p>
          </table:table-cell>
          <table:table-cell table:formula="of:=VALUE(LEFT([.I25];FIND(&quot;m&quot;;[.I25];1)-1)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24%/50%</text:p>
          </table:table-cell>
          <table:table-cell table:formula="of:=VALUE(LEFT([.D26];FIND(&quot;%&quot;;[.D26];1)))" office:value-type="float" office:value="2.24" calcext:value-type="float">
            <text:p>2.2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26]*60+[.K26]" office:value-type="float" office:value="301" calcext:value-type="float">
            <text:p>301</text:p>
          </table:table-cell>
          <table:table-cell office:value-type="string" calcext:value-type="string">
            <text:p>5m1s</text:p>
          </table:table-cell>
          <table:table-cell table:formula="of:=VALUE(LEFT([.I26];FIND(&quot;m&quot;;[.I26];1)-1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248%/50%</text:p>
          </table:table-cell>
          <table:table-cell table:formula="of:=VALUE(LEFT([.D27];FIND(&quot;%&quot;;[.D27];1)))" office:value-type="float" office:value="2.48" calcext:value-type="float">
            <text:p>2.4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J27]*60+[.K27]" office:value-type="float" office:value="316" calcext:value-type="float">
            <text:p>316</text:p>
          </table:table-cell>
          <table:table-cell office:value-type="string" calcext:value-type="string">
            <text:p>5m16s</text:p>
          </table:table-cell>
          <table:table-cell table:formula="of:=VALUE(LEFT([.I27];FIND(&quot;m&quot;;[.I27];1)-1)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34%/50%</text:p>
          </table:table-cell>
          <table:table-cell table:formula="of:=VALUE(LEFT([.D28];FIND(&quot;%&quot;;[.D28];1)))" office:value-type="float" office:value="1.34" calcext:value-type="float">
            <text:p>1.3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28]*60+[.K28]" office:value-type="float" office:value="331" calcext:value-type="float">
            <text:p>331</text:p>
          </table:table-cell>
          <table:table-cell office:value-type="string" calcext:value-type="string">
            <text:p>5m31s</text:p>
          </table:table-cell>
          <table:table-cell table:formula="of:=VALUE(LEFT([.I28];FIND(&quot;m&quot;;[.I28];1)-1)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0%/50%</text:p>
          </table:table-cell>
          <table:table-cell table:formula="of:=VALUE(LEFT([.D29];FIND(&quot;%&quot;;[.D29];1)))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29]*60+[.K29]" office:value-type="float" office:value="346" calcext:value-type="float">
            <text:p>346</text:p>
          </table:table-cell>
          <table:table-cell office:value-type="string" calcext:value-type="string">
            <text:p>5m46s</text:p>
          </table:table-cell>
          <table:table-cell table:formula="of:=VALUE(LEFT([.I29];FIND(&quot;m&quot;;[.I29];1)-1))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61%/50%</text:p>
          </table:table-cell>
          <table:table-cell table:formula="of:=VALUE(LEFT([.D30];FIND(&quot;%&quot;;[.D30];1)))" office:value-type="float" office:value="0.61" calcext:value-type="float">
            <text:p>0.6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[.J30]*60+[.K30]" office:value-type="float" office:value="361" calcext:value-type="float">
            <text:p>361</text:p>
          </table:table-cell>
          <table:table-cell office:value-type="string" calcext:value-type="string">
            <text:p>6m1s</text:p>
          </table:table-cell>
          <table:table-cell table:formula="of:=VALUE(LEFT([.I30];FIND(&quot;m&quot;;[.I30];1)-1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52%/50%</text:p>
          </table:table-cell>
          <table:table-cell table:formula="of:=VALUE(LEFT([.D31];FIND(&quot;%&quot;;[.D31];1)))"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1]*60+[.K31]" office:value-type="float" office:value="376" calcext:value-type="float">
            <text:p>376</text:p>
          </table:table-cell>
          <table:table-cell office:value-type="string" calcext:value-type="string">
            <text:p>6m16s</text:p>
          </table:table-cell>
          <table:table-cell table:formula="of:=VALUE(LEFT([.I31];FIND(&quot;m&quot;;[.I31];1)-1)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H31]-[.H25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3%/50%</text:p>
          </table:table-cell>
          <table:table-cell table:formula="of:=VALUE(LEFT([.D32];FIND(&quot;%&quot;;[.D32];1)))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2]*60+[.K32]" office:value-type="float" office:value="391" calcext:value-type="float">
            <text:p>391</text:p>
          </table:table-cell>
          <table:table-cell office:value-type="string" calcext:value-type="string">
            <text:p>6m31s</text:p>
          </table:table-cell>
          <table:table-cell table:formula="of:=VALUE(LEFT([.I32];FIND(&quot;m&quot;;[.I32];1)-1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9%/50%</text:p>
          </table:table-cell>
          <table:table-cell table:formula="of:=VALUE(LEFT([.D33];FIND(&quot;%&quot;;[.D33];1)))"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3]*60+[.K33]" office:value-type="float" office:value="406" calcext:value-type="float">
            <text:p>406</text:p>
          </table:table-cell>
          <table:table-cell office:value-type="string" calcext:value-type="string">
            <text:p>6m46s</text:p>
          </table:table-cell>
          <table:table-cell table:formula="of:=VALUE(LEFT([.I33];FIND(&quot;m&quot;;[.I33];1)-1))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0%/50%</text:p>
          </table:table-cell>
          <table:table-cell table:formula="of:=VALUE(LEFT([.D34];FIND(&quot;%&quot;;[.D34];1)))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4]*60+[.K34]" office:value-type="float" office:value="421" calcext:value-type="float">
            <text:p>421</text:p>
          </table:table-cell>
          <table:table-cell office:value-type="string" calcext:value-type="string">
            <text:p>7m1s</text:p>
          </table:table-cell>
          <table:table-cell table:formula="of:=VALUE(LEFT([.I34];FIND(&quot;m&quot;;[.I34];1)-1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3%/50%</text:p>
          </table:table-cell>
          <table:table-cell table:formula="of:=VALUE(LEFT([.D35];FIND(&quot;%&quot;;[.D35];1)))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5]*60+[.K35]" office:value-type="float" office:value="436" calcext:value-type="float">
            <text:p>436</text:p>
          </table:table-cell>
          <table:table-cell office:value-type="string" calcext:value-type="string">
            <text:p>7m16s</text:p>
          </table:table-cell>
          <table:table-cell table:formula="of:=VALUE(LEFT([.I35];FIND(&quot;m&quot;;[.I35];1)-1)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1%/50%</text:p>
          </table:table-cell>
          <table:table-cell table:formula="of:=VALUE(LEFT([.D36];FIND(&quot;%&quot;;[.D36];1)))"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6]*60+[.K36]" office:value-type="float" office:value="451" calcext:value-type="float">
            <text:p>451</text:p>
          </table:table-cell>
          <table:table-cell office:value-type="string" calcext:value-type="string">
            <text:p>7m31s</text:p>
          </table:table-cell>
          <table:table-cell table:formula="of:=VALUE(LEFT([.I36];FIND(&quot;m&quot;;[.I36];1)-1))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0%/50%</text:p>
          </table:table-cell>
          <table:table-cell table:formula="of:=VALUE(LEFT([.D37];FIND(&quot;%&quot;;[.D37];1)))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7]*60+[.K37]" office:value-type="float" office:value="466" calcext:value-type="float">
            <text:p>466</text:p>
          </table:table-cell>
          <table:table-cell office:value-type="string" calcext:value-type="string">
            <text:p>7m46s</text:p>
          </table:table-cell>
          <table:table-cell table:formula="of:=VALUE(LEFT([.I37];FIND(&quot;m&quot;;[.I37];1)-1))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7%/50%</text:p>
          </table:table-cell>
          <table:table-cell table:formula="of:=VALUE(LEFT([.D38];FIND(&quot;%&quot;;[.D38];1)))"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8]*60+[.K38]" office:value-type="float" office:value="481" calcext:value-type="float">
            <text:p>481</text:p>
          </table:table-cell>
          <table:table-cell office:value-type="string" calcext:value-type="string">
            <text:p>8m1s</text:p>
          </table:table-cell>
          <table:table-cell table:formula="of:=VALUE(LEFT([.I38];FIND(&quot;m&quot;;[.I38];1)-1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8%/50%</text:p>
          </table:table-cell>
          <table:table-cell table:formula="of:=VALUE(LEFT([.D39];FIND(&quot;%&quot;;[.D39];1)))"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39]*60+[.K39]" office:value-type="float" office:value="541" calcext:value-type="float">
            <text:p>541</text:p>
          </table:table-cell>
          <table:table-cell office:value-type="string" calcext:value-type="string">
            <text:p>9m1s</text:p>
          </table:table-cell>
          <table:table-cell table:formula="of:=VALUE(LEFT([.I39];FIND(&quot;m&quot;;[.I39];1)-1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2%/50%</text:p>
          </table:table-cell>
          <table:table-cell table:formula="of:=VALUE(LEFT([.D40];FIND(&quot;%&quot;;[.D40];1)))"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0]*60+[.K40]" office:value-type="float" office:value="556" calcext:value-type="float">
            <text:p>556</text:p>
          </table:table-cell>
          <table:table-cell office:value-type="string" calcext:value-type="string">
            <text:p>9m16s</text:p>
          </table:table-cell>
          <table:table-cell table:formula="of:=VALUE(LEFT([.I40];FIND(&quot;m&quot;;[.I40];1)-1)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9%/50%</text:p>
          </table:table-cell>
          <table:table-cell table:formula="of:=VALUE(LEFT([.D41];FIND(&quot;%&quot;;[.D41];1)))"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1]*60+[.K41]" office:value-type="float" office:value="571" calcext:value-type="float">
            <text:p>571</text:p>
          </table:table-cell>
          <table:table-cell office:value-type="string" calcext:value-type="string">
            <text:p>9m31s</text:p>
          </table:table-cell>
          <table:table-cell table:formula="of:=VALUE(LEFT([.I41];FIND(&quot;m&quot;;[.I41];1)-1))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0%/50%</text:p>
          </table:table-cell>
          <table:table-cell table:formula="of:=VALUE(LEFT([.D42];FIND(&quot;%&quot;;[.D42];1)))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2]*60+[.K42]" office:value-type="float" office:value="586" calcext:value-type="float">
            <text:p>586</text:p>
          </table:table-cell>
          <table:table-cell office:value-type="string" calcext:value-type="string">
            <text:p>9m46s</text:p>
          </table:table-cell>
          <table:table-cell table:formula="of:=VALUE(LEFT([.I42];FIND(&quot;m&quot;;[.I42];1)-1))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1%/50%</text:p>
          </table:table-cell>
          <table:table-cell table:formula="of:=VALUE(LEFT([.D43];FIND(&quot;%&quot;;[.D43];1)))"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3]*60+[.K43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43];FIND(&quot;m&quot;;[.I43];1)-1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7%/50%</text:p>
          </table:table-cell>
          <table:table-cell table:formula="of:=VALUE(LEFT([.D44];FIND(&quot;%&quot;;[.D44];1)))"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4]*60+[.K44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44];FIND(&quot;m&quot;;[.I44];1)-1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45%/50%</text:p>
          </table:table-cell>
          <table:table-cell table:formula="of:=VALUE(LEFT([.D45];FIND(&quot;%&quot;;[.D45];1)))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5]*60+[.K45]" office:value-type="float" office:value="600" calcext:value-type="float">
            <text:p>600</text:p>
          </table:table-cell>
          <table:table-cell office:value-type="string" calcext:value-type="string">
            <text:p>10m</text:p>
          </table:table-cell>
          <table:table-cell table:formula="of:=VALUE(LEFT([.I45];FIND(&quot;m&quot;;[.I45];1)-1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6%/50%</text:p>
          </table:table-cell>
          <table:table-cell table:formula="of:=VALUE(LEFT([.D46];FIND(&quot;%&quot;;[.D46];1)))"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6]*60+[.K46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6];FIND(&quot;m&quot;;[.I46];1)-1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39%/50%</text:p>
          </table:table-cell>
          <table:table-cell table:formula="of:=VALUE(LEFT([.D47];FIND(&quot;%&quot;;[.D47];1)))"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7]*60+[.K47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7];FIND(&quot;m&quot;;[.I47];1)-1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19%/50%</text:p>
          </table:table-cell>
          <table:table-cell table:formula="of:=VALUE(LEFT([.D48];FIND(&quot;%&quot;;[.D48];1)))"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8]*60+[.K48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8];FIND(&quot;m&quot;;[.I48];1)-1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49];FIND(&quot;%&quot;;[.D49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49]*60+[.K49]" office:value-type="float" office:value="660" calcext:value-type="float">
            <text:p>660</text:p>
          </table:table-cell>
          <table:table-cell office:value-type="string" calcext:value-type="string">
            <text:p>11m</text:p>
          </table:table-cell>
          <table:table-cell table:formula="of:=VALUE(LEFT([.I49];FIND(&quot;m&quot;;[.I49];1)-1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0];FIND(&quot;%&quot;;[.D50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formula="of:=[.J50]*60+[.K50]" office:value-type="float" office:value="900" calcext:value-type="float">
            <text:p>900</text:p>
          </table:table-cell>
          <table:table-cell office:value-type="string" calcext:value-type="string">
            <text:p>15m</text:p>
          </table:table-cell>
          <table:table-cell table:formula="of:=VALUE(LEFT([.I50];FIND(&quot;m&quot;;[.I50];1)-1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1];FIND(&quot;%&quot;;[.D51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51]*60+[.K51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1];FIND(&quot;m&quot;;[.I51];1)-1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2];FIND(&quot;%&quot;;[.D52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52]*60+[.K52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2];FIND(&quot;m&quot;;[.I52];1)-1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3];FIND(&quot;%&quot;;[.D53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53]*60+[.K53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3];FIND(&quot;m&quot;;[.I53];1)-1)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-apache</text:p>
          </table:table-cell>
          <table:table-cell office:value-type="string" calcext:value-type="string">
            <text:p>Deployment/php-apache</text:p>
          </table:table-cell>
          <table:table-cell office:value-type="string" calcext:value-type="string">
            <text:p>cpu:</text:p>
          </table:table-cell>
          <table:table-cell office:value-type="string" calcext:value-type="string">
            <text:p>0%/50%</text:p>
          </table:table-cell>
          <table:table-cell table:formula="of:=VALUE(LEFT([.D54];FIND(&quot;%&quot;;[.D54];1))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54]*60+[.K54]" office:value-type="float" office:value="960" calcext:value-type="float">
            <text:p>960</text:p>
          </table:table-cell>
          <table:table-cell office:value-type="string" calcext:value-type="string">
            <text:p>16m</text:p>
          </table:table-cell>
          <table:table-cell table:formula="of:=VALUE(LEFT([.I54];FIND(&quot;m&quot;;[.I54];1)-1))" office:value-type="float" office:value="16" calcext:value-type="float">
            <text:p>16</text:p>
          </table:table-cell>
          <table:table-cell/>
          <table:table-cell table:formula="of:=[.H54]-[.H48]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  <table:table-cell table:formula="of:=AVERAGE([.E31:.E47])" office:value-type="float" office:value="0.407058823529412" calcext:value-type="float">
            <text:p>0.407058823529412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60]*60+[.K60]"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61]*60+[.K61]" office:value-type="float" office:value="255" calcext:value-type="float">
            <text:p>2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62]*60+[.K62]"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63]*60+[.K63]" office:value-type="float" office:value="315" calcext:value-type="float">
            <text:p>3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[.J64]*60+[.K64]" office:value-type="float" office:value="376" calcext:value-type="float">
            <text:p>3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5]*60+[.K65]" office:value-type="float" office:value="391" calcext:value-type="float">
            <text:p>3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H65]-[.H60]" office:value-type="float" office:value="149" calcext:value-type="float">
            <text:p>149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6]*60+[.K66]" office:value-type="float" office:value="436" calcext:value-type="float">
            <text:p>4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7]*60+[.K67]" office:value-type="float" office:value="496" calcext:value-type="float">
            <text:p>4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8]*60+[.K68]" office:value-type="float" office:value="515" calcext:value-type="float">
            <text:p>5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69]*60+[.K69]" office:value-type="float" office:value="556" calcext:value-type="float">
            <text:p>5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70]*60+[.K70]" office:value-type="float" office:value="780" calcext:value-type="float">
            <text:p>7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J71]*60+[.K71]" office:value-type="float" office:value="840" calcext:value-type="float">
            <text:p>84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J72]*60+[.K72]" office:value-type="float" office:value="840" calcext:value-type="float">
            <text:p>84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H72]-[.H68]" office:value-type="float" office:value="325" calcext:value-type="float">
            <text:p>325</text:p>
          </table:table-cell>
        </table:table-row>
        <table:table-row table:style-name="ro1">
          <table:table-cell table:number-columns-repeated="4"/>
          <table:table-cell table:formula="of:=AVERAGE([.E66:.E68])" office:value-type="float" office:value="0.466666666666667" calcext:value-type="float">
            <text:p>0.466666666666667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lvo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Tempo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number-style style:name="N10119" number:language="en" number:country="GB" loext:transliteration-spellout="BRL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BRL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BRL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BRL" number:transliteration-language="en" number:transliteration-country="GB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8:49:14.775597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2:15:19.988829364</meta:creation-date>
    <dc:date>2024-08-07T19:03:28.696990237</dc:date>
    <meta:editing-duration>PT2H3M58S</meta:editing-duration>
    <meta:editing-cycles>7</meta:editing-cycles>
    <meta:generator>LibreOffice/24.2.4.2$Linux_X86_64 LibreOffice_project/420$Build-2</meta:generator>
    <meta:document-statistic meta:table-count="2" meta:cell-count="673" meta:object-count="0"/>
  </office:meta>
</office:document-meta>
</file>